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d428" draw:textarea-horizontal-align="justify" draw:textarea-vertical-align="middle" draw:auto-grow-height="false" fo:min-height="2.728cm" fo:min-width="2.478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812cm" fo:min-width="0.562cm"/>
    </style:style>
    <style:style style:name="gr3" style:family="graphic" style:parent-style-name="standard">
      <style:graphic-properties draw:stroke="none" svg:stroke-color="#000000" draw:fill="none" draw:fill-color="#ffffff" fo:min-height="2.85cm"/>
      <style:paragraph-properties style:writing-mode="lr-tb"/>
    </style:style>
    <style:style style:name="P1" style:family="paragraph">
      <loext:graphic-properties draw:fill="solid" draw:fill-color="#ffd428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text-properties style:font-name="Ubuntu" fo:font-size="54pt" style:font-size-asian="44pt" style:font-size-complex="44pt"/>
    </style:style>
    <style:style style:name="P4" style:family="paragraph">
      <loext:graphic-properties draw:fill="none" draw:fill-color="#ffffff"/>
      <style:text-properties style:font-name="Ubuntu" fo:font-size="54pt" style:font-size-asian="44pt" style:font-size-complex="44pt"/>
    </style:style>
    <style:style style:name="T1" style:family="text">
      <style:text-properties style:font-name="Ubuntu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3.3cm" svg:height="3.3cm" svg:x="1.526cm" svg:y="1.2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.5cm" svg:x="2.426cm" svg:y="1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1.5cm" svg:x="3.226cm" svg:y="2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1.5cm" svg:x="1.626cm" svg:y="2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9cm" svg:height="3.1cm" svg:x="1.926cm" svg:y="1.528cm">
          <draw:text-box>
            <text:p text:style-name="P3"><text:span text:style-name="T1">x</text:span><text:span text:style-name="T1">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="solid" draw:fill-color="#813709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28cm" fo:margin-bottom="23.327cm" fo:margin-left="1.426cm" fo:margin-right="16.669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2T00:31:56.207490367</meta:creation-date>
    <dc:date>2020-04-02T03:15:13.733127116</dc:date>
    <meta:editing-duration>PT31M8S</meta:editing-duration>
    <meta:editing-cycles>5</meta:editing-cycles>
    <meta:generator>LibreOffice/6.3.5.2$Linux_X86_64 LibreOffice_project/30$Build-2</meta:generator>
    <meta:document-statistic meta:object-count="5"/>
  </office:meta>
</office:document-meta>
</file>